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ead42" officeooo:paragraph-rsid="001ead42" style:font-size-asian="14pt" style:font-size-complex="16pt"/>
    </style:style>
    <style:style style:name="P2" style:family="paragraph" style:parent-style-name="Standard">
      <style:text-properties fo:font-size="16pt" officeooo:rsid="0020d0d1" officeooo:paragraph-rsid="0020d0d1" style:font-size-asian="14pt" style:font-size-complex="16pt"/>
    </style:style>
    <style:style style:name="P3" style:family="paragraph" style:parent-style-name="Standard">
      <style:text-properties fo:font-size="16pt" officeooo:rsid="0021c200" officeooo:paragraph-rsid="0021c200" style:font-size-asian="14pt" style:font-size-complex="16pt"/>
    </style:style>
    <style:style style:name="P4" style:family="paragraph" style:parent-style-name="Standard">
      <style:text-properties fo:font-size="18pt" officeooo:rsid="001ead42" officeooo:paragraph-rsid="001ead42" style:font-size-asian="18pt" style:font-size-complex="18pt"/>
    </style:style>
    <style:style style:name="T1" style:family="text">
      <style:text-properties officeooo:rsid="0020d0d1"/>
    </style:style>
    <style:style style:name="T2" style:family="text">
      <style:text-properties officeooo:rsid="0021c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S MINI PROJECT (JOIN2CODE)</text:p>
      <text:p text:style-name="P4"/>
      <text:p text:style-name="P1">1. Introduction</text:p>
      <text:p text:style-name="P1"/>
      <text:p text:style-name="P1">1.1 Purpose</text:p>
      <text:p text:style-name="P1"/>
      <text:p text:style-name="P1">Our web application Join2Code provides online courses to learn various programming languages.Users will experience a superb user-interface experience while learning courses which makes learning experience so good. The purpose of <text:span text:style-name="T1">our web application is to provide the education to the most unprivileged ones. Because, the good institutes are not in the reach of every category of people. So, we have tried to provide the quality education at absolutely free cost to the unprivileged childrens. </text:span></text:p>
      <text:p text:style-name="P1"/>
      <text:p text:style-name="P2">1.2 Scope</text:p>
      <text:p text:style-name="P2"/>
      <text:p text:style-name="P2">In this pandemic situation everthing is shifting to the online platforms. And, education is the field which is almost fully depends on the online medium since, all the schools and colleges are shut due to the covid. And, it seems to be a very long problem and, the studies can't be halted for a long time. So, now-a-days most of the studies are being conducted by the online medium. So, more softwares related to education are needed. Our application <text:span text:style-name="T2">does the same work.</text:span></text:p>
      <text:p text:style-name="P2"/>
      <text:p text:style-name="P3">1.3 Definition, Acronyms and Abbreviation</text:p>
      <text:p text:style-name="P3"/>
      <text:p text:style-name="P3">Our web application Join2Code provides Online courses to learn various programming languages. Users will experience a superb user-interface experience while learning courses which makes learning experience so interesting. Users can avail any course for free of cost. Each course comes with life time validity so, users can learn according to their own pace. The courses are designed in such a manner so that users will not face any difficulty in understanding the concepts even if the user is new in the field of programming. </text:p>
      <text:p text:style-name="P3"/>
      <text:p text:style-name="P3">1.4 References</text:p>
      <text:p text:style-name="P3"/>
      <text:p text:style-name="P3">Reference is taken from various sources listed below =&gt;</text:p>
      <text:p text:style-name="P3"/>
      <text:p text:style-name="P3"><text:soft-page-break/><text:a xlink:type="simple" xlink:href="https://www.w3schools.com/html/">https://www.w3schools.com/html/</text:a></text:p>
      <text:p text:style-name="P3"/>
      <text:p text:style-name="P3"><text:a xlink:type="simple" xlink:href="https://www.w3schools.com/css/default.asp">https://www.w3schools.com/css/default.asp</text:a></text:p>
      <text:p text:style-name="P3"/>
      <text:p text:style-name="P3"><text:a xlink:type="simple" xlink:href="https://www.w3schools.com/js/default.asp">https://www.w3schools.com/js/default.asp</text:a></text:p>
      <text:p text:style-name="P3"/>
      <text:p text:style-name="P3"><text:a xlink:type="simple" xlink:href="https://www.javatpoint.com/php-tutorial">https://www.javatpoint.com/php-tutorial</text:a></text:p>
      <text:p text:style-name="P3"/>
      <text:p text:style-name="P3"><text:a xlink:type="simple" xlink:href="https://www.geeksforgeeks.org/mysql-common-mysql-queries/">https://www.geeksforgeeks.org/mysql-common-mysql-queries/</text:a></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3T11:22:56.412841073</meta:creation-date>
    <dc:date>2022-03-03T13:06:17.622341023</dc:date>
    <meta:editing-duration>PT42M20S</meta:editing-duration>
    <meta:editing-cycles>1</meta:editing-cycles>
    <meta:document-statistic meta:table-count="0" meta:image-count="0" meta:object-count="0" meta:page-count="2" meta:paragraph-count="15" meta:word-count="272" meta:character-count="1870" meta:non-whitespace-character-count="1611"/>
    <meta:generator>LibreOffice/4.2.8.2$Linux_x86 LibreOffice_project/420m0$Build-2</meta:generator>
  </office:meta>
</office:document-meta>
</file>